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1.63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1.074cm"/>
    </style:style>
    <style:style style:name="co10" style:family="table-column">
      <style:table-column-properties fo:break-before="auto" style:column-width="3.78cm"/>
    </style:style>
    <style:style style:name="co11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02cm solid #000000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  <style:text-properties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66cc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eeeeee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ff66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ccff66"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22" style:family="table-cell" style:parent-style-name="Default">
      <style:table-cell-properties fo:background-color="#ccff66"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99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ackground-color="#006600" style:text-align-source="fix" style:repeat-content="false" fo:wrap-option="wrap"/>
      <style:paragraph-properties fo:text-align="end" fo:margin-left="0cm"/>
    </style:style>
    <style:style style:name="ce31" style:family="table-cell" style:parent-style-name="Default">
      <style:table-cell-properties fo:background-color="#ffff66" style:text-align-source="fix" style:repeat-content="false" fo:wrap-option="wrap"/>
      <style:paragraph-properties fo:text-align="end" fo:margin-left="0cm"/>
    </style:style>
    <style:style style:name="ce32" style:family="table-cell" style:parent-style-name="Default">
      <style:table-cell-properties fo:background-color="#ffff66" style:text-align-source="fix" style:repeat-content="false" fo:wrap-option="wrap"/>
      <style:paragraph-properties fo:text-align="end" fo:margin-left="0cm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9999" style:text-align-source="fix" style:repeat-content="false" fo:wrap-option="wrap"/>
      <style:paragraph-properties fo:text-align="end" fo:margin-left="0cm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ccffff" style:text-align-source="fix" style:repeat-content="false" fo:wrap-option="wrap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Arial"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5pt" style:font-size-asian="5pt" style:font-size-complex="5pt"/>
    </style:style>
    <style:style style:name="ce40" style:family="table-cell" style:parent-style-name="Default">
      <style:text-properties fo:font-size="6pt" style:font-size-asian="6pt" style:font-size-complex="6pt"/>
    </style:style>
    <style:style style:name="ce41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style:font-name="Arial" fo:font-size="6pt" style:font-size-asian="6pt" style:font-size-complex="6pt"/>
    </style:style>
    <style:style style:name="ce42" style:family="table-cell" style:parent-style-name="Default">
      <style:table-cell-properties fo:background-color="#ccffff" style:text-align-source="fix" style:repeat-content="false" fo:wrap-option="wrap"/>
      <style:paragraph-properties fo:text-align="end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end" fo:margin-left="0cm"/>
      <style:text-properties style:font-name="Arial" fo:font-size="6pt" fo:font-weight="bold" style:font-size-asian="6pt" style:font-weight-asian="bold" style:font-size-complex="6pt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ce12"/>
        <table:table-column table:style-name="co3" table:default-cell-style-name="ce6"/>
        <table:table-column table:style-name="co4" table:default-cell-style-name="ce14"/>
        <table:table-column table:style-name="co3" table:default-cell-style-name="ce14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2">
          <table:table-cell table:style-name="ce1" office:value-type="string">
            <text:p>Orden de compra</text:p>
          </table:table-cell>
          <table:table-cell table:style-name="ce1" office:value-type="string">
            <text:p>Comprador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Referencia</text:p>
          </table:table-cell>
          <table:table-cell table:style-name="ce1" office:value-type="string">
            <text:p>ABC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codigo proveedor</text:p>
          </table:table-cell>
          <table:table-cell table:style-name="ce1" office:value-type="string">
            <text:p>Nombre_producto</text:p>
          </table:table-cell>
          <table:table-cell table:style-name="ce1" office:value-type="string">
            <text:p>Qxpack</text:p>
          </table:table-cell>
          <table:table-cell table:style-name="ce19" office:value-type="string">
            <text:p>Q Pedida</text:p>
          </table:table-cell>
          <table:table-cell table:style-name="ce23" office:value-type="string">
            <text:p>Q recibida</text:p>
          </table:table-cell>
          <table:table-cell table:style-name="ce26" office:value-type="string">
            <text:p>Precio</text:p>
          </table:table-cell>
          <table:table-cell table:style-name="ce23" office:value-type="string">
            <text:p>Descuento</text:p>
          </table:table-cell>
          <table:table-cell table:style-name="ce23" office:value-type="string">
            <text:p>Total</text:p>
          </table:table-cell>
          <table:table-cell table:style-name="ce29" office:value-type="string">
            <text:p>ROS</text:p>
          </table:table-cell>
          <table:table-cell table:style-name="ce29" office:value-type="string">
            <text:p>SFE</text:p>
          </table:table-cell>
          <table:table-cell table:style-name="ce29" office:value-type="string">
            <text:p>RAF</text:p>
          </table:table-cell>
          <table:table-cell table:style-name="ce30" office:value-type="string">
            <text:p>Balance USD</text:p>
          </table:table-cell>
          <table:table-cell table:style-name="ce31" office:value-type="string">
            <text:p>Saliente Ros</text:p>
          </table:table-cell>
          <table:table-cell table:style-name="ce31" office:value-type="string">
            <text:p>Saliente SFE</text:p>
          </table:table-cell>
          <table:table-cell table:style-name="ce31" office:value-type="string">
            <text:p>Saliente RAF</text:p>
          </table:table-cell>
          <table:table-cell table:style-name="ce32" office:value-type="string">
            <text:p>Saliente</text:p>
          </table:table-cell>
          <table:table-cell table:style-name="ce33" office:value-type="string">
            <text:p>Entrante</text:p>
          </table:table-cell>
          <table:table-cell table:style-name="ce34" office:value-type="string">
            <text:p>Rotacion Ros</text:p>
          </table:table-cell>
          <table:table-cell table:style-name="ce34" office:value-type="string">
            <text:p>Rotacion SFE</text:p>
          </table:table-cell>
          <table:table-cell table:style-name="ce34" office:value-type="string">
            <text:p>Rotacion RAF</text:p>
          </table:table-cell>
          <table:table-cell table:style-name="ce34" office:value-type="string">
            <text:p>Rotacion Boggio</text:p>
          </table:table-cell>
          <table:table-cell table:style-name="ce36" office:value-type="string">
            <text:p>ROTACION Ros</text:p>
          </table:table-cell>
          <table:table-cell table:style-name="ce36" office:value-type="string">
            <text:p>ROTACION SFE</text:p>
          </table:table-cell>
          <table:table-cell table:style-name="ce36" office:value-type="string">
            <text:p>ROTACION RAF</text:p>
          </table:table-cell>
          <table:table-cell table:style-name="ce36" office:value-type="string">
            <text:p>ROTACION B_LeadTime</text:p>
          </table:table-cell>
          <table:table-cell table:style-name="ce1" office:value-type="string">
            <text:p>ABC</text:p>
          </table:table-cell>
          <table:table-cell table:style-name="ce37"/>
          <table:table-cell table:style-name="ce37" office:value-type="string">
            <text:p>Regla</text:p>
          </table:table-cell>
          <table:table-cell table:style-name="ce37" office:value-type="string">
            <text:p>Virtual available</text:p>
          </table:table-cell>
          <table:table-cell table:style-name="ce40" office:value-type="string">
            <text:p>Retraso Entrega ROS</text:p>
          </table:table-cell>
          <table:table-cell table:style-name="ce40" office:value-type="string">
            <text:p>Retraso Entrega SFE</text:p>
          </table:table-cell>
          <table:table-cell table:style-name="ce40" office:value-type="string">
            <text:p>Retraso Entrega RAF</text:p>
          </table:table-cell>
          <table:table-cell table:style-name="ce42" office:value-type="string">
            <text:p>ROTACION B vieja</text:p>
          </table:table-cell>
          <table:table-cell table:number-columns-repeated="2" office:value-type="string">
            <text:p>S_min_ros</text:p>
          </table:table-cell>
          <table:table-cell office:value-type="string">
            <text:p>Estrategia</text:p>
          </table:table-cell>
        </table:table-row>
        <table:table-row table:style-name="ro1">
          <table:table-cell table:style-name="ce2" office:value-type="string">
            <text:p><text:a xlink:href="python://for%20each=%22o%20in%20objects%22">for each o in objects</text:a></text:p>
          </table:table-cell>
          <table:table-cell table:style-name="ce6" table:number-columns-repeated="5"/>
          <table:table-cell/>
          <table:table-cell table:style-name="ce6" table:number-columns-repeated="2"/>
          <table:table-cell table:style-name="ce20"/>
          <table:table-cell table:style-name="ce24"/>
          <table:table-cell table:style-name="ce27"/>
          <table:table-cell table:style-name="ce24" table:number-columns-repeated="5"/>
          <table:table-cell table:style-name="ce27"/>
          <table:table-cell table:number-columns-repeated="3"/>
          <table:table-cell table:style-name="ce24"/>
          <table:table-cell/>
          <table:table-cell table:style-name="ce27" table:number-columns-repeated="4"/>
          <table:table-cell table:number-columns-repeated="4"/>
          <table:table-cell table:style-name="ce6"/>
          <table:table-cell table:number-columns-repeated="3"/>
          <table:table-cell table:style-name="ce40" table:number-columns-repeated="4"/>
          <table:table-cell table:number-columns-repeated="3"/>
        </table:table-row>
        <table:table-row table:style-name="ro1">
          <table:table-cell table:style-name="ce3" office:value-type="string">
            <text:p><text:a xlink:href="python://o.name">name</text:a></text:p>
          </table:table-cell>
          <table:table-cell table:style-name="ce3" office:value-type="string">
            <text:p><text:a xlink:href="python://o.create_uid">creado por</text:a></text:p>
          </table:table-cell>
          <table:table-cell table:style-name="ce3" office:value-type="string">
            <text:p><text:a xlink:href="python://formatLang(o.date_order,date='true')">date</text:a></text:p>
          </table:table-cell>
          <table:table-cell table:style-name="ce8"/>
          <table:table-cell table:style-name="ce10" office:value-type="string">
            <text:p>ODC</text:p>
          </table:table-cell>
          <table:table-cell table:style-name="ce3" office:value-type="string">
            <text:p><text:a xlink:href="python://o.state">date</text:a></text:p>
          </table:table-cell>
          <table:table-cell table:style-name="ce15"/>
          <table:table-cell table:style-name="ce3" office:value-type="string">
            <text:p><text:a xlink:href="python://o.partner_id.name">partner_ref</text:a></text:p>
          </table:table-cell>
          <table:table-cell table:style-name="ce3"/>
          <table:table-cell table:style-name="ce21" table:number-columns-repeated="2"/>
          <table:table-cell table:style-name="ce8"/>
          <table:table-cell table:style-name="ce21"/>
          <table:table-cell table:style-name="ce28" office:value-type="string">
            <text:p><text:a xlink:href="python://'%7B0:.2f%7D'.format(o.amount_untaxed*o.currency_id.inverse_rate/o.currency_id.browse(3).inverse_rate)">precio</text:a></text:p>
          </table:table-cell>
          <table:table-cell table:style-name="ce21" table:number-columns-repeated="3"/>
          <table:table-cell table:style-name="ce28" office:value-type="string">
            <text:p><text:a xlink:href="python://'%7B0:.0f%7D'.format(sum(o.order_line.filtered(lambda%20r1:%20r1.product_qty%3Er1.qty_received).mapped(lambda%20line:%20(line.product_id.with_context(warehouse=o.picking_type_id.warehouse_id.id).outgoing_qty-line.product_qty-line.qty_received)*line.price_unit))%20%20%20*o.currency_id.inverse_rate/o.currency_id.browse(3).inverse_rate)">saliente</text:a></text:p>
          </table:table-cell>
          <table:table-cell table:style-name="ce8" table:number-columns-repeated="3"/>
          <table:table-cell table:style-name="ce21"/>
          <table:table-cell table:style-name="ce8"/>
          <table:table-cell table:style-name="ce35" table:number-columns-repeated="4"/>
          <table:table-cell table:style-name="ce28" office:value-type="string">
            <text:p><text:a xlink:href="python://'%7B0:.1f%7D'.format(sum(o.order_line.filtered(lambda%20r1:%20r1.product_qty%3Er1.qty_received).mapped(lambda%20line:%20(o.env['stock.warehouse.orderpoint'].search([['product_id'%20,'='%20,%20line.product_id.id],['warehouse_id',%20'=',%202],['active',%20'=',%20True]%20]).warehouse_rotation%20+%20line.product_id.with_context(warehouse=2).outgoing_qty/5)*12*line.price_unit*(1+line.discount/100))%20)%20%20/%20%20(sum(o.order_line.filtered(lambda%20r1:%20r1.product_qty%3Er1.qty_received).mapped(lambda%20line:%20%20(line.product_id.with_context(warehouse=2).virtual_available-o.env['stock.warehouse.orderpoint'].search([['product_id'%20,'='%20,%20line.product_id.id],['warehouse_id',%20'=',%202],['active',%20'=',%20True]%20]).warehouse_rotation*o.env['stock.warehouse.orderpoint'].search([['product_id'%20,'='%20,%20line.product_id.id],['warehouse_id',%20'=',%202],['active',%20'=',%20True]%20]).lead_days/30+((o.state%20in%20['draft','sent','to%20approve']%20and%20o.picking_type_id.warehouse_id.id==2)%20and%20line.product_qty%20or%200))*line.price_unit*(1+line.discount/100)%20))+0.01)%20)">ROTACION_ROS</text:a></text:p>
          </table:table-cell>
          <table:table-cell table:style-name="ce28" office:value-type="string">
            <text:p><text:a xlink:href="python://'%7B0:.1f%7D'.format(sum(o.order_line.filtered(lambda%20r1:%20r1.product_qty%3Er1.qty_received).mapped(lambda%20line:%20(o.env['stock.warehouse.orderpoint'].search([['product_id'%20,'='%20,%20line.product_id.id],['warehouse_id',%20'=',%203],['active',%20'=',%20True]%20]).warehouse_rotation%20+%20line.product_id.with_context(warehouse=3).outgoing_qty/5)*12*line.price_unit*(1+line.discount/100))%20)%20%20/%20%20(sum(o.order_line.filtered(lambda%20r1:%20r1.product_qty%3Er1.qty_received).mapped(lambda%20line:%20%20(line.product_id.with_context(warehouse=3).virtual_available-o.env['stock.warehouse.orderpoint'].search([['product_id'%20,'='%20,%20line.product_id.id],['warehouse_id',%20'=',%203],['active',%20'=',%20True]%20]).warehouse_rotation*o.env['stock.warehouse.orderpoint'].search([['product_id'%20,'='%20,%20line.product_id.id],['warehouse_id',%20'=',%203],['active',%20'=',%20True]%20]).lead_days/30+((o.state%20in%20['draft','sent','to%20approve']%20and%20o.picking_type_id.warehouse_id.id==3)%20and%20line.product_qty%20or%200))*line.price_unit*(1+line.discount/100)%20))+0.01)%20)">ROTACION_ROS</text:a></text:p>
          </table:table-cell>
          <table:table-cell table:style-name="ce28" office:value-type="string">
            <text:p><text:a xlink:href="python://'%7B0:.1f%7D'.format(sum(o.order_line.filtered(lambda%20r1:%20r1.product_qty%3Er1.qty_received).mapped(lambda%20line:%20o.env['stock.warehouse.orderpoint'].search([['product_id'%20,'='%20,%20line.product_id.id],['warehouse_id',%20'=',%204],['active',%20'=',%20True]%20]).warehouse_rotation*12*line.price_unit)%20)%20%20/%20%20(sum(o.order_line.filtered(lambda%20r1:%20r1.product_qty%3Er1.qty_received).mapped(lambda%20line:%20%20(line.product_id.with_context(warehouse=4).virtual_available+((o.state%20in%20['draft','sent','to%20approve']%20and%20o.picking_type_id.warehouse_id.id==4)%20and%20line.product_qty%20or%200))*line.price_unit%20))+0.01)%20)">ROTACION_ROS</text:a></text:p>
          </table:table-cell>
          <table:table-cell table:style-name="ce28" office:value-type="string">
            <text:p><text:a xlink:href="python://(sum(o.order_line.filtered(lambda%20r1:%20r1.product_qty%3Er1.qty_received).mapped(lambda%20line:%20(line.product_id.virtual_available-o.env['stock.warehouse.orderpoint'].search([['product_id'%20,'='%20,%20line.product_id.id],['warehouse_id',%20'=',%202],['active',%20'=',%20True]%20]).rotation*o.env['stock.warehouse.orderpoint'].search([['product_id'%20,'='%20,%20line.product_id.id],['warehouse_id',%20'=',%202],['active',%20'=',%20True]%20]).lead_days/30+(o.state%20in%20['draft','sent','to%20approve']%20and%20line.product_qty%20or%200))*line.price_unit%20))%3E0%20and%20%20'%7B0:.1f%7D'.format(sum(o.order_line.filtered(lambda%20r1:%20r1.product_qty%3Er1.qty_received).mapped(lambda%20line:%20(o.env['stock.warehouse.orderpoint'].search([['product_id'%20,'='%20,%20line.product_id.id],['warehouse_id',%20'=',%202],['active',%20'=',%20True]%20]).rotation+%20line.product_id.outgoing_qty/5)*12*line.price_unit*(1+line.discount/100))%20)%20%20/%20%20(sum(o.order_line.filtered(lambda%20r1:%20r1.product_qty%3Er1.qty_received).mapped(lambda%20line:%20%20(line.product_id.virtual_available-o.env['stock.warehouse.orderpoint'].search([['product_id'%20,'='%20,%20line.product_id.id],['warehouse_id',%20'=',%202],['active',%20'=',%20True]%20]).rotation*o.env['stock.warehouse.orderpoint'].search([['product_id'%20,'='%20,%20line.product_id.id],['warehouse_id',%20'=',%202],['active',%20'=',%20True]%20]).lead_days/30+(o.state%20in%20['draft','sent','to%20approve']%20and%20line.product_qty%20or%200))*line.price_unit*(1+line.discount/100))))%20)%20or%2010.1)">ROTACION_ROS</text:a></text:p>
          </table:table-cell>
          <table:table-cell table:style-name="ce10"/>
          <table:table-cell table:number-columns-repeated="3"/>
          <table:table-cell table:style-name="ce40" table:number-columns-repeated="3"/>
          <table:table-cell table:style-name="ce43" office:value-type="string">
            <text:p><text:a xlink:href="python://(sum(o.order_line.filtered(lambda%20r1:%20r1.product_qty%3Er1.qty_received).mapped(lambda%20line:%20%20(line.product_id.virtual_available+(o.state%20in%20['draft','sent','to%20approve']%20and%20line.product_qty%20or%200))*line.price_unit%20))!=0%20and%20%20'%7B0:.1f%7D'.format(sum(o.order_line.filtered(lambda%20r1:%20r1.product_qty%3Er1.qty_received).mapped(lambda%20line:%20o.env['stock.warehouse.orderpoint'].search([['product_id'%20,'='%20,%20line.product_id.id],['warehouse_id',%20'=',%202],['active',%20'=',%20True]%20]).rotation*12*line.price_unit)%20)%20%20/%20%20(sum(o.order_line.filtered(lambda%20r1:%20r1.product_qty%3Er1.qty_received).mapped(lambda%20line:%20%20(line.product_id.virtual_available+(o.state%20in%20['draft','sent','to%20approve']%20and%20line.product_qty%20or%200))*line.price_unit%20))+0.01)%20)%20or%2010.1)">ROTACION_ROS</text:a></text:p>
          </table:table-cell>
          <table:table-cell table:style-name="ce28" table:number-columns-repeated="2"/>
          <table:table-cell/>
        </table:table-row>
        <table:table-row table:style-name="ro3">
          <table:table-cell table:style-name="ce4" office:value-type="string">
            <text:p><text:a xlink:href="python://for%20each=%22line%20in%20o.order_line.filtered(lambda%20r1:%20r1.product_qty%3Er1.qty_received)%22">for each line in line_ids</text:a></text:p>
          </table:table-cell>
          <table:table-cell table:style-name="ce6" table:number-columns-repeated="5"/>
          <table:table-cell/>
          <table:table-cell table:style-name="ce6" table:number-columns-repeated="2"/>
          <table:table-cell table:style-name="ce20"/>
          <table:table-cell table:style-name="ce24"/>
          <table:table-cell table:style-name="ce27"/>
          <table:table-cell table:style-name="ce24" table:number-columns-repeated="5"/>
          <table:table-cell table:style-name="ce27"/>
          <table:table-cell table:number-columns-repeated="3"/>
          <table:table-cell table:style-name="ce24"/>
          <table:table-cell/>
          <table:table-cell table:style-name="ce27" table:number-columns-repeated="4"/>
          <table:table-cell table:number-columns-repeated="4"/>
          <table:table-cell table:style-name="ce6"/>
          <table:table-cell table:number-columns-repeated="3"/>
          <table:table-cell table:style-name="ce40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a xlink:href="python://o.name">name</text:a></text:p>
          </table:table-cell>
          <table:table-cell table:style-name="ce5" office:value-type="string">
            <text:p><text:a xlink:href="python://o.create_uid">creado por</text:a></text:p>
          </table:table-cell>
          <table:table-cell table:style-name="ce5" office:value-type="string">
            <text:p><text:a xlink:href="python://formatLang(o.date_order,date='true')">date</text:a></text:p>
          </table:table-cell>
          <table:table-cell table:style-name="ce5" office:value-type="string">
            <text:p><text:a xlink:href="python://o.partner_ref">partner_ref</text:a></text:p>
          </table:table-cell>
          <table:table-cell table:style-name="ce5" office:value-type="string">
            <text:p><text:a xlink:href="python://line.product_id.abc_sales_combined">ABC</text:a></text:p>
          </table:table-cell>
          <table:table-cell table:style-name="ce5" office:value-type="string">
            <text:p><text:a xlink:href="python://line.product_id.default_code">producto</text:a></text:p>
          </table:table-cell>
          <table:table-cell table:style-name="ce5" office:value-type="string">
            <text:p><text:a xlink:href="python://line.product_id.supplier_code">producto</text:a></text:p>
          </table:table-cell>
          <table:table-cell table:style-name="ce16" office:value-type="string">
            <text:p><text:a xlink:href="python://line.product_id.name">producto</text:a></text:p>
          </table:table-cell>
          <table:table-cell table:style-name="ce17" office:value-type="string">
            <text:p><text:a xlink:href="python://line.product_id.quantity_per_pack">product_qty</text:a></text:p>
          </table:table-cell>
          <table:table-cell table:style-name="ce22" office:value-type="string">
            <text:p><text:a xlink:href="python://line.product_qty">product_qty</text:a></text:p>
          </table:table-cell>
          <table:table-cell table:style-name="ce25" office:value-type="string">
            <text:p><text:a xlink:href="python://line.qty_received">qty_received</text:a></text:p>
          </table:table-cell>
          <table:table-cell table:style-name="ce25" office:value-type="string">
            <text:p><text:a xlink:href="python://'%7B0:.2f%7D'.format(line.price_unit)">precio</text:a></text:p>
          </table:table-cell>
          <table:table-cell table:style-name="ce25" office:value-type="string">
            <text:p><text:a xlink:href="python://line.discount">discount</text:a></text:p>
          </table:table-cell>
          <table:table-cell table:style-name="ce25" office:value-type="string">
            <text:p><text:a xlink:href="python://'%7B0:.2f%7D'.format(line.price_subtotal)">price_subtotal</text:a></text:p>
          </table:table-cell>
          <table:table-cell table:style-name="ce25" office:value-type="string">
            <text:p><text:a xlink:href="python://line.product_id.with_context(warehouse=2).qty_available">stock</text:a></text:p>
          </table:table-cell>
          <table:table-cell table:style-name="ce25" office:value-type="string">
            <text:p><text:a xlink:href="python://line.product_id.with_context(warehouse=3).qty_available">stock</text:a></text:p>
          </table:table-cell>
          <table:table-cell table:style-name="ce25" office:value-type="string">
            <text:p><text:a xlink:href="python://line.product_id.with_context(warehouse=4).qty_available">stock</text:a></text:p>
          </table:table-cell>
          <table:table-cell table:style-name="ce25" office:value-type="string">
            <text:p><text:a xlink:href="python://'%7B0:.0f%7D'.format((line.product_id.with_context(warehouse=o.picking_type_id.warehouse_id.id).outgoing_qty-(line.product_qty-line.qty_received))*line.price_unit*o.currency_id.inverse_rate/o.currency_id.browse(3).inverse_rate)">saliente</text:a></text:p>
          </table:table-cell>
          <table:table-cell table:style-name="ce25" office:value-type="string">
            <text:p><text:a xlink:href="python://line.product_id.with_context(warehouse=2).outgoing_qty">pend_cli_ros</text:a></text:p>
          </table:table-cell>
          <table:table-cell table:style-name="ce25" office:value-type="string">
            <text:p><text:a xlink:href="python://line.product_id.with_context(warehouse=3).outgoing_qty">pend_cli_sfe</text:a></text:p>
          </table:table-cell>
          <table:table-cell table:style-name="ce25" office:value-type="string">
            <text:p><text:a xlink:href="python://line.product_id.with_context(warehouse=4).outgoing_qty">pend_cli_raf</text:a></text:p>
          </table:table-cell>
          <table:table-cell table:style-name="ce25" office:value-type="string">
            <text:p><text:a xlink:href="python://line.product_id.outgoing_qty">saliente</text:a></text:p>
          </table:table-cell>
          <table:table-cell table:style-name="ce25" office:value-type="string">
            <text:p><text:a xlink:href="python://sum(o.env['stock.move'].search([['product_id'%20,'='%20,%20line.product_id.id],['picking_type_id',%20'=',%20o.picking_type_id.id],%20['state'%20,'in'%20,['assigned']]%20]).mapped('product_uom_qty'))">notas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2],['active',%20'=',%20True]%20]).warehouse_rotation">Rot_ros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3],['active',%20'=',%20True]%20]).warehouse_rotation">Rot_sfe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4],['active',%20'=',%20True]%20]).warehouse_rotation">Rot_sfe</text:a></text:p>
          </table:table-cell>
          <table:table-cell table:style-name="ce25" office:value-type="string">
            <text:p><text:a xlink:href="python://o.env['stock.warehouse.orderpoint'].search([['product_id'%20,'='%20,%20line.product_id.id],['warehouse_id',%20'=',%202],['active',%20'=',%20True]%20]).rotation">Rot_ros</text:a></text:p>
          </table:table-cell>
          <table:table-cell table:style-name="ce25" office:value-type="string">
            <text:p><text:a xlink:href="python://(line.product_id.with_context(warehouse=2).virtual_available+((o.state%20in%20['draft','sent','to%20approve']%20and%20o.picking_type_id.warehouse_id.id==2)%20and%20line.product_qty%20or%200))%3E0%20and%20'%7B0:.1f%7D'.format(o.env['stock.warehouse.orderpoint'].search([['product_id'%20,'='%20,%20line.product_id.id],['warehouse_id',%20'=',%202],['active',%20'=',%20True]%20]).warehouse_rotation*12/(line.product_id.with_context(warehouse=2).virtual_available+((o.state%20in%20['draft','sent','to%20approve']%20and%20o.picking_type_id.warehouse_id.id==2)%20and%20line.product_qty%20or%200)+0.01))%20or%2010.1">ROT_ros</text:a></text:p>
          </table:table-cell>
          <table:table-cell table:style-name="ce25" office:value-type="string">
            <text:p><text:a xlink:href="python://(line.product_id.with_context(warehouse=3).virtual_available+((o.state%20in%20['draft','sent','to%20approve']%20and%20o.picking_type_id.warehouse_id.id==3)%20and%20line.product_qty%20or%200))%3E0%20and%20'%7B0:.1f%7D'.format(o.env['stock.warehouse.orderpoint'].search([['product_id'%20,'='%20,%20line.product_id.id],['warehouse_id',%20'=',%203],['active',%20'=',%20True]%20]).warehouse_rotation*12/(line.product_id.with_context(warehouse=3).virtual_available+((o.state%20in%20['draft','sent','to%20approve']%20and%20o.picking_type_id.warehouse_id.id==3)%20and%20line.product_qty%20or%200)+0.01))%20or%2010.1">ROT_ros</text:a></text:p>
          </table:table-cell>
          <table:table-cell table:style-name="ce25" office:value-type="string">
            <text:p><text:a xlink:href="python://(line.product_id.with_context(warehouse=4).virtual_available+((o.state%20in%20['draft','sent','to%20approve']%20and%20o.picking_type_id.warehouse_id.id==4)%20and%20line.product_qty%20or%200))%3E0%20and%20'%7B0:.1f%7D'.format(o.env['stock.warehouse.orderpoint'].search([['product_id'%20,'='%20,%20line.product_id.id],['warehouse_id',%20'=',%204],['active',%20'=',%20True]%20]).warehouse_rotation*12/(line.product_id.with_context(warehouse=4).virtual_available+((o.state%20in%20['draft','sent','to%20approve']%20and%20o.picking_type_id.warehouse_id.id==4)%20and%20line.product_qty%20or%200)+0.01))%20or%2010.1">ROT_ros</text:a></text:p>
          </table:table-cell>
          <table:table-cell table:style-name="ce25" office:value-type="string">
            <text:p><text:a xlink:href="python://(line.product_id.virtual_available-o.env['stock.warehouse.orderpoint'].search([['product_id'%20,'='%20,%20line.product_id.id],['warehouse_id',%20'=',%202],['active',%20'=',%20True]%20]).rotation*o.env['stock.warehouse.orderpoint'].search([['product_id'%20,'='%20,%20line.product_id.id],['warehouse_id',%20'=',%202],['active',%20'=',%20True]%20]).lead_days/30+((o.state%20in%20['draft','sent','to%20approve']%20)%20and%20line.product_qty%20or%200))%3E0%20and%20'%7B0:.1f%7D'.format(o.env['stock.warehouse.orderpoint'].search([['product_id'%20,'='%20,%20line.product_id.id],['warehouse_id',%20'=',%202],['active',%20'=',%20True]%20]).rotation*12/(line.product_id.virtual_available-o.env['stock.warehouse.orderpoint'].search([['product_id'%20,'='%20,%20line.product_id.id],['warehouse_id',%20'=',%202],['active',%20'=',%20True]%20]).rotation*o.env['stock.warehouse.orderpoint'].search([['product_id'%20,'='%20,%20line.product_id.id],['warehouse_id',%20'=',%202],['active',%20'=',%20True]%20]).lead_days/30+((o.state%20in%20['draft','sent','to%20approve']%20)%20and%20line.product_qty%20or%200)+0.01))%20or%2010.1">ROT_ros</text:a></text:p>
          </table:table-cell>
          <table:table-cell table:style-name="ce5" office:value-type="string">
            <text:p><text:a xlink:href="python://line.product_id.abc_sales_combined">ABC</text:a></text:p>
          </table:table-cell>
          <table:table-cell table:style-name="ce38" office:value-type="string">
            <text:p><text:a xlink:href="python://line.product_id.name">producto</text:a></text:p>
          </table:table-cell>
          <table:table-cell table:style-name="ce39" office:value-type="string">
            <text:p><text:a xlink:href="python://len(o.env['stock.warehouse.orderpoint'].search([['product_id'%20,'='%20,%20line.product_id.id],['warehouse_id',%20'=',%202],['active',%20'=',%20True]%20]))">ROT_ros</text:a></text:p>
          </table:table-cell>
          <table:table-cell table:style-name="ce39" office:value-type="string">
            <text:p><text:a xlink:href="python://line.product_id.virtual_available">ROT_ros</text:a></text:p>
          </table:table-cell>
          <table:table-cell table:style-name="ce41" office:value-type="string">
            <text:p><text:a xlink:href="python://o.env['stock.warehouse.orderpoint'].search([['product_id'%20,'='%20,%20line.product_id.id],['warehouse_id',%20'=',%202],['active',%20'=',%20True]%20]).lead_days">Rot_ros</text:a></text:p>
          </table:table-cell>
          <table:table-cell table:style-name="ce41" office:value-type="string">
            <text:p><text:a xlink:href="python://o.env['stock.warehouse.orderpoint'].search([['product_id'%20,'='%20,%20line.product_id.id],['warehouse_id',%20'=',%203],['active',%20'=',%20True]%20]).lead_days">Rot_ros</text:a></text:p>
          </table:table-cell>
          <table:table-cell table:style-name="ce41" office:value-type="string">
            <text:p><text:a xlink:href="python://o.env['stock.warehouse.orderpoint'].search([['product_id'%20,'='%20,%20line.product_id.id],['warehouse_id',%20'=',%204],['active',%20'=',%20True]%20]).lead_days">Rot_ros</text:a></text:p>
          </table:table-cell>
          <table:table-cell table:style-name="ce41" office:value-type="string">
            <text:p><text:a xlink:href="python://(line.product_id.virtual_available+((o.state%20in%20['draft','sent','to%20approve']%20)%20and%20line.product_qty%20or%200))%3E0%20and%20'%7B0:.1f%7D'.format(o.env['stock.warehouse.orderpoint'].search([['product_id'%20,'='%20,%20line.product_id.id],['warehouse_id',%20'=',%202],['active',%20'=',%20True]%20]).rotation*12/(line.product_id.virtual_available+((o.state%20in%20['draft','sent','to%20approve']%20)%20and%20line.product_qty%20or%200)+0.01))%20or%2010.1">ROT_ros</text:a></text:p>
          </table:table-cell>
          <table:table-cell table:style-name="ce25" office:value-type="string">
            <text:p><text:a xlink:href="python://o.env['stock.warehouse.orderpoint'].search([['product_id' ,'=' , line.product_id.id],['warehouse_id', '=', 2],['active', '=', True] ]).product_min_qty">Rot_ros</text:a></text:p>
          </table:table-cell>
          <table:table-cell table:style-name="ce25" office:value-type="string">
            <text:p><text:a xlink:href="python://o.env['stock.warehouse.orderpoint'].search([['product_id' ,'=' , line.product_id.id],['warehouse_id', '=', 2],['active', '=', True] ]).product_max_qty">Rot_ros</text:a></text:p>
          </table:table-cell>
          <table:table-cell table:style-name="ce25" office:value-type="string">
            <text:p><text:a xlink:href="python://o.env['stock.warehouse.orderpoint'].search([['product_id' ,'=' , line.product_id.id],['warehouse_id', '=', 2],['active', '=', True] ]).x_estrategia">Rot_ros</text:a></text:p>
          </table:table-cell>
        </table:table-row>
        <table:table-row table:style-name="ro1">
          <table:table-cell table:style-name="ce2" office:value-type="string">
            <text:p><text:a xlink:href="python:///for">end for</text:a></text:p>
          </table:table-cell>
          <table:table-cell table:style-name="ce6" table:number-columns-repeated="5"/>
          <table:table-cell/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4"/>
          <table:table-cell table:style-name="ce6"/>
          <table:table-cell table:number-columns-repeated="13"/>
          <table:table-cell table:style-name="ce40" table:number-columns-repeated="4"/>
          <table:table-cell table:number-columns-repeated="3"/>
        </table:table-row>
        <table:table-row table:style-name="ro1">
          <table:table-cell table:style-name="ce2" office:value-type="string">
            <text:p><text:a xlink:href="python:///for">end for</text:a></text:p>
          </table:table-cell>
          <table:table-cell table:style-name="ce6" table:number-columns-repeated="5"/>
          <table:table-cell/>
          <table:table-cell table:style-name="ce6" table:number-columns-repeated="10"/>
          <table:table-cell table:number-columns-repeated="4"/>
          <table:table-cell table:style-name="ce6"/>
          <table:table-cell table:number-columns-repeated="20"/>
        </table:table-row>
        <table:table-row table:style-name="ro1" table:number-rows-repeated="3">
          <table:table-cell table:style-name="ce6" table:number-columns-repeated="6"/>
          <table:table-cell/>
          <table:table-cell table:style-name="ce6" table:number-columns-repeated="10"/>
          <table:table-cell table:number-columns-repeated="4"/>
          <table:table-cell table:style-name="ce6"/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33"/>
        </table:table-row>
        <table:table-row table:style-name="ro1">
          <table:table-cell office:value-type="string">
            <text:p>productos de baja rotacion (rotacion de odoo&lt;1) solo uno en toda la empresa en la sucursal de mayor rotacion </text:p>
          </table:table-cell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3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ROTACION</text:p>
          </table:table-cell>
          <table:table-cell table:style-name="ce7" office:value-type="string">
            <text:p>Meses de stock</text:p>
          </table:table-cell>
          <table:table-cell table:style-name="ce7"/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8" office:value-type="string">
            <text:p>D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12/[.C18]" office:value-type="float" office:value="0.857142857142857">
            <text:p>0.86</text:p>
          </table:table-cell>
          <table:table-cell table:number-columns-repeated="2"/>
          <table:table-cell table:style-name="ce12" table:number-columns-repeated="2"/>
          <table:table-cell table:number-columns-repeated="3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12/[.C19]" office:value-type="float" office:value="0.923076923076923">
            <text:p>0.92</text:p>
          </table:table-cell>
          <table:table-cell table:number-columns-repeated="2"/>
          <table:table-cell table:style-name="ce12"/>
          <table:table-cell table:style-name="ce13"/>
          <table:table-cell table:number-columns-repeated="3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12/[.C20]" office:value-type="float" office:value="1">
            <text:p>1.00</text:p>
          </table:table-cell>
          <table:table-cell table:number-columns-repeated="2"/>
          <table:table-cell table:style-name="ce12"/>
          <table:table-cell table:style-name="ce13"/>
          <table:table-cell table:number-columns-repeated="3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12/[.C21]" office:value-type="float" office:value="1.09090909090909">
            <text:p>1.09</text:p>
          </table:table-cell>
          <table:table-cell table:number-columns-repeated="2"/>
          <table:table-cell table:style-name="ce12"/>
          <table:table-cell table:number-columns-repeated="3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12/[.C22]" office:value-type="float" office:value="1.2">
            <text:p>1.20</text:p>
          </table:table-cell>
          <table:table-cell table:number-columns-repeated="2"/>
          <table:table-cell table:style-name="ce12"/>
          <table:table-cell table:number-columns-repeated="3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12/[.C23]" office:value-type="float" office:value="1.33333333333333">
            <text:p>1.33</text:p>
          </table:table-cell>
          <table:table-cell table:number-columns-repeated="2"/>
          <table:table-cell table:style-name="ce13"/>
          <table:table-cell table:number-columns-repeated="3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12/[.C24]" office:value-type="float" office:value="1.5">
            <text:p>1.50</text:p>
          </table:table-cell>
          <table:table-cell table:number-columns-repeated="2"/>
          <table:table-cell table:style-name="ce13"/>
          <table:table-cell table:number-columns-repeated="3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12/[.C25]" office:value-type="float" office:value="1.71428571428571">
            <text:p>1.71</text:p>
          </table:table-cell>
          <table:table-cell table:number-columns-repeated="2"/>
          <table:table-cell table:style-name="ce14"/>
          <table:table-cell table:number-columns-repeated="3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12/[.C26]" office:value-type="float" office:value="2">
            <text:p>2.00</text:p>
          </table:table-cell>
          <table:table-cell table:number-columns-repeated="2"/>
          <table:table-cell table:style-name="ce14"/>
          <table:table-cell table:number-columns-repeated="3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12/[.C27]" office:value-type="float" office:value="2.4">
            <text:p>2.40</text:p>
          </table:table-cell>
          <table:table-cell/>
          <table:table-cell table:style-name="ce13"/>
          <table:table-cell table:style-name="ce14"/>
          <table:table-cell table:number-columns-repeated="3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12/[.C28]" office:value-type="float" office:value="3">
            <text:p>3.00</text:p>
          </table:table-cell>
          <table:table-cell/>
          <table:table-cell table:style-name="ce14" table:number-columns-repeated="2"/>
          <table:table-cell table:number-columns-repeated="3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12/[.C29]" office:value-type="float" office:value="4">
            <text:p>4.00</text:p>
          </table:table-cell>
          <table:table-cell/>
          <table:table-cell table:style-name="ce14" table:number-columns-repeated="2"/>
          <table:table-cell table:number-columns-repeated="3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12/[.C30]" office:value-type="float" office:value="6">
            <text:p>6.00</text:p>
          </table:table-cell>
          <table:table-cell/>
          <table:table-cell table:style-name="ce14" table:number-columns-repeated="2"/>
          <table:table-cell table:number-columns-repeated="3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12/[.C31]" office:value-type="float" office:value="12">
            <text:p>12.00</text:p>
          </table:table-cell>
          <table:table-cell/>
          <table:table-cell table:style-name="ce14" table:number-columns-repeated="2"/>
          <table:table-cell table:number-columns-repeated="3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B3:Hoja1.AE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27/11/2020</text:date>, <text:time>16:4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08:03:16.24</meta:creation-date>
    <meta:generator>OpenOffice/4.1.3$Win32 OpenOffice.org_project/413m1$Build-9783</meta:generator>
    <dc:date>2020-11-27T16:40:55.09</dc:date>
    <meta:editing-duration>P3DT16H45M31S</meta:editing-duration>
    <meta:editing-cycles>106</meta:editing-cycles>
    <dc:description>1.2 -  7 junio 2020
actualizacion indicador rotacion  con descuento</dc:description>
    <meta:document-statistic meta:table-count="3" meta:cell-count="135" meta:object-count="0"/>
  </office:meta>
</office:document-meta>
</file>